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94.846cm" style:use-optimal-column-width="false"/>
    </style:style>
    <style:style style:name="co2" style:family="table-column">
      <style:table-column-properties style:column-width="4.126cm" style:use-optimal-column-width="false"/>
    </style:style>
    <style:style style:name="co3" style:family="table-column">
      <style:table-column-properties style:column-width="176.365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Liberation Sans" fo:font-size="200pt" fo:font-weight="bold" style:font-name-asian="Liberation Sans" style:font-size-asian="200pt" style:font-weight-asian="bold" style:font-name-complex="Liberation Sans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" style:font-size-asian="180pt" style:font-weight-asian="normal" style:font-name-complex="Liberation Sans" style:font-size-complex="180pt" style:font-weight-complex="normal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ans" fo:font-size="200pt" style:font-name-asian="Liberation Sans" style:font-size-asian="200pt" style:font-name-complex="Liberation Sans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" style:font-size-asian="180pt" style:font-weight-asian="normal" style:font-name-complex="Liberation Sans" style:font-size-complex="180pt" style:font-weight-complex="normal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4" style:family="paragraph">
      <style:paragraph-properties fo:text-align="center" style:text-autospace="none"/>
      <style:text-properties style:font-name="Liberation Sans" fo:font-size="200pt" style:font-name-asian="Liberation Sans" style:font-size-asian="200pt" style:font-name-complex="Liberation Sans" style:font-size-complex="200pt"/>
    </style:style>
    <style:style style:name="T1" style:family="text">
      <style:text-properties style:font-name="Alvi Nastaleeq" fo:font-weight="bold" style:font-name-asian="Calibri" style:font-weight-asian="bold" style:font-name-complex="Alvi Nastaleeq" style:font-weight-complex="bold"/>
    </style:style>
    <style:style style:name="T2" style:family="text">
      <style:text-properties style:font-name="Tahoma" style:font-name-asian="Liberation Sans" style:font-name-complex="Liberation Sans"/>
    </style:style>
    <style:style style:name="T3" style:family="text">
      <style:text-properties style:font-name="Alvi Nastaleeq" style:font-name-asian="Calibri" style:font-name-complex="Alvi Nastaleeq"/>
    </style:style>
    <style:style style:name="T4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75.336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<text:s/>آ اصغر بن تیرے میں چین کہاں سے پاوں</text:span><text:span text:style-name="T1"><text:line-break/></text:span><text:span text:style-name="T1">آلوٹ کے آجا لال میرے جی بھر کے ناز اٹھاوں </text:span></text:p>
              </table:table-cell>
              <table:table-cell table:style-name="ce2"/>
              <table:table-cell table:style-name="ce3">
                <text:p text:style-name="P2"><text:span text:style-name="T2">Aa Asghar bin tere, mai chayn kahan se paaun</text:span><text:span text:style-name="T2"><text:line-break/></text:span><text:span text:style-name="T2">Aa laut ke aaja laal mere, jee bhar ke naaz uthaun</text:span></text:p>
              </table:table-cell>
            </table:table-row>
            <table:table-row table:style-name="ro2">
              <table:table-cell table:style-name="ce4">
                <text:p text:style-name="P3"><text:span text:style-name="T3">میری آنکھ کا تارا ہے تو، مجھ کو جان سے پیارا ہے</text:span><text:span text:style-name="T3"><text:line-break/></text:span><text:span text:style-name="T3">ماں دکھیاری کے جینے کا، تو هی لال سہارا ہے</text:span><text:span text:style-name="T3"><text:line-break/></text:span><text:span text:style-name="T3">تجھے چھوڑ کے تنہا مقتل مِیں، مَیں کیسے شام کو جاوں</text:span></text:p>
              </table:table-cell>
              <table:table-cell table:style-name="ce5">
                <text:p text:style-name="P4"><text:span text:style-name="T4">1</text:span></text:p>
              </table:table-cell>
              <table:table-cell table:style-name="ce3">
                <text:p text:style-name="P2"><text:span text:style-name="T2">Meri aankh ka taara hai tu, mujhko jaan se pyaara hai</text:span><text:span text:style-name="T2"><text:line-break/></text:span><text:span text:style-name="T2">Maa dukhyari ke jeene ka, tu hi laal sahara hai</text:span><text:span text:style-name="T2"><text:line-break/></text:span><text:span text:style-name="T2">Tujhe chhor ke tanha maqtal mein, main kaise shaam ko jaaun</text:span></text:p>
              </table:table-cell>
            </table:table-row>
            <table:table-row table:style-name="ro2">
              <table:table-cell table:style-name="ce4">
                <text:p text:style-name="P3"><text:span text:style-name="T3"><text:s/>تیری وہ معصوم ادائیں، تیری یاد دلاتی ہیں</text:span><text:span text:style-name="T3"><text:line-break/></text:span><text:span text:style-name="T3">تیرے پیار کی وہ سب باتیں، مجھ کو بہت رلاتی ہیں</text:span><text:span text:style-name="T3"><text:line-break/></text:span><text:span text:style-name="T3">میں تیری جدائی میں بیٹا، رو رو کے مر نہ جاوں</text:span></text:p>
              </table:table-cell>
              <table:table-cell table:style-name="ce5">
                <text:p text:style-name="P4"><text:span text:style-name="T4">2</text:span></text:p>
              </table:table-cell>
              <table:table-cell table:style-name="ce3">
                <text:p text:style-name="P2"><text:span text:style-name="T2">Teri wo masoom adayein, teri yaad dilati hain</text:span><text:span text:style-name="T2"><text:line-break/></text:span><text:span text:style-name="T2">Tere pyaar ki wo sab baatein, mujhko bohot rulati hain</text:span><text:span text:style-name="T2"><text:line-break/></text:span><text:span text:style-name="T2">Main teri judayi mein beta, ro ro ke mar na jaaun</text:span></text:p>
              </table:table-cell>
            </table:table-row>
            <table:table-row table:style-name="ro2">
              <table:table-cell table:style-name="ce4">
                <text:p text:style-name="P3"><text:span text:style-name="T3"><text:s/>لوریوں والے یہ تو تیرے، ناز اٹھانے کے دن تھے</text:span><text:span text:style-name="T3"><text:line-break/></text:span><text:span text:style-name="T3">آنکھوں میں تیری خوشیوں کے، خواب سجانے کے دن تھے</text:span><text:span text:style-name="T3"><text:line-break/></text:span><text:span text:style-name="T3">آلوٹ کے اصغر آ بیٹا، تیرا کرتا میں بدلاوں</text:span></text:p>
              </table:table-cell>
              <table:table-cell table:style-name="ce5">
                <text:p text:style-name="P4"><text:span text:style-name="T4">3</text:span></text:p>
              </table:table-cell>
              <table:table-cell table:style-name="ce3">
                <text:p text:style-name="P2"><text:span text:style-name="T2">Loriyon wale ye to tere, naaz uthane ke din thay</text:span><text:span text:style-name="T2"><text:line-break/></text:span><text:span text:style-name="T2">Aankhon mein teri khushiyon ke, khwab sajane ke din thay</text:span><text:span text:style-name="T2"><text:line-break/></text:span><text:span text:style-name="T2">Aa laut ke Asghar aa beta, tera kurta mai badlaun</text:span></text:p>
              </table:table-cell>
            </table:table-row>
            <table:table-row table:style-name="ro2">
              <table:table-cell table:style-name="ce4">
                <text:p text:style-name="P3"><text:span text:style-name="T3"><text:s/>بھول نہیں سکتی ماں اصغر، پیاسے ہونٹ تیرے بیٹا</text:span><text:span text:style-name="T3"><text:line-break/></text:span><text:span text:style-name="T3">خالی گود ہے اور زنداں ہے، آجا ماں کے پاس آجا</text:span><text:span text:style-name="T3"><text:line-break/></text:span><text:span text:style-name="T3">آ ننهے مجاہد میں تیری، اشکوں سے پیاس بجھاوں</text:span></text:p>
              </table:table-cell>
              <table:table-cell table:style-name="ce5">
                <text:p text:style-name="P4"><text:span text:style-name="T4">4</text:span></text:p>
              </table:table-cell>
              <table:table-cell table:style-name="ce3">
                <text:p text:style-name="P2"><text:span text:style-name="T2">Bhool nahi sakti maan Asghar, pyaase honth tere beta</text:span><text:span text:style-name="T2"><text:line-break/></text:span><text:span text:style-name="T2">Khaali god hai aur zindaan hai, aaja maan ke paas aaja</text:span><text:span text:style-name="T2"><text:line-break/></text:span><text:span text:style-name="T2">Aa nanhe mujahid mai teri, ashkon se pyaas bujhaun</text:span></text:p>
              </table:table-cell>
            </table:table-row>
            <table:table-row table:style-name="ro2">
              <table:table-cell table:style-name="ce4">
                <text:p text:style-name="P3"><text:span text:style-name="T3">کتنی ہے بے چین سکینہ، تیرے ناز اٹھانے کو</text:span><text:span text:style-name="T3"><text:line-break/></text:span><text:span text:style-name="T3">صبح و شام ترستی ہے وہ، تیرا دل بہلانے کو</text:span><text:span text:style-name="T3"><text:line-break/></text:span><text:span text:style-name="T3">تیری لاڈلی بہن سکینہ کا، میں دل کیسے بہلاوں</text:span></text:p>
              </table:table-cell>
              <table:table-cell table:style-name="ce5">
                <text:p text:style-name="P4"><text:span text:style-name="T4">5</text:span></text:p>
              </table:table-cell>
              <table:table-cell table:style-name="ce3">
                <text:p text:style-name="P2"><text:span text:style-name="T2">Kitni hai bechain sakina, tere naaz uthane ko</text:span><text:span text:style-name="T2"><text:line-break/></text:span><text:span text:style-name="T2">Subh-o-shaam tarasti hai woh, tera dil behlane ko</text:span><text:span text:style-name="T2"><text:line-break/></text:span><text:span text:style-name="T2">Teri laadli behen sakina ka, main dil kaise behlau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75.34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1:44:47.251413000</dc:date>
    <meta:editing-duration>PT54M49S</meta:editing-duration>
    <meta:editing-cycles>16</meta:editing-cycles>
    <meta:generator>LibreOffice/25.2.4.3$Windows_X86_64 LibreOffice_project/33e196637044ead23f5c3226cde09b47731f7e27</meta:generator>
    <meta:document-statistic meta:object-count="1"/>
  </office:meta>
</office:document-meta>
</file>